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40000000404ED86AA4.png" manifest:media-type="image/png"/>
  <manifest:file-entry manifest:full-path="Pictures/100002010000010000000100E6F198B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916cm" svg:height="6.916cm" svg:x="7.35cm" svg:y="10.144cm">
          <draw:image xlink:href="Pictures/100002010000010000000100E6F198BE.png" xlink:type="simple" xlink:show="embed" xlink:actuate="onLoad">
            <text:p/>
          </draw:image>
        </draw:frame>
        <draw:frame draw:style-name="gr1" draw:text-style-name="P1" draw:layer="layout" svg:width="4.114cm" svg:height="3.592cm" svg:x="11.237cm" svg:y="12.938cm">
          <draw:image xlink:href="Pictures/1000020100000040000000404ED86AA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ie Cherel</meta:initial-creator>
    <meta:creation-date>2014-04-09T10:03:02</meta:creation-date>
    <dc:date>2014-04-09T10:57:51</dc:date>
    <dc:creator>Marie Cherel</dc:creator>
    <meta:editing-duration>PT38M38S</meta:editing-duration>
    <meta:editing-cycles>3</meta:editing-cycles>
    <meta:generator>LibreOffice/3.4$Unix LibreOffice_project/340m1$Build-502</meta:generator>
    <meta:document-statistic meta:object-count="2"/>
  </office:meta>
</office:document-meta>
</file>